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0M18S" calcext:value-type="time">
            <text:p>12:30:1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0M35S" calcext:value-type="time">
            <text:p>12:30:35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0M45S" calcext:value-type="time">
            <text:p>12:30:4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1M23S" calcext:value-type="time">
            <text:p>12:31:2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0M28S" calcext:value-type="time">
            <text:p>12:30:28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0M40S" calcext:value-type="time">
            <text:p>12:30:4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0M57S" calcext:value-type="time">
            <text:p>12:30:5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1M16S" calcext:value-type="time">
            <text:p>12:31:1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1M28S" calcext:value-type="time">
            <text:p>12:31:2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15S" calcext:value-type="time">
            <text:p>12:30:1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16S" calcext:value-type="time">
            <text:p>12:30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18S" calcext:value-type="time">
            <text:p>12:30:1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21S" calcext:value-type="time">
            <text:p>12:30:2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23S" calcext:value-type="time">
            <text:p>12:30:2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0S" calcext:value-type="time">
            <text:p>12:30:3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3S" calcext:value-type="time">
            <text:p>12:30: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3S" calcext:value-type="time">
            <text:p>12:30:3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4S" calcext:value-type="time">
            <text:p>12:30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6S" calcext:value-type="time">
            <text:p>12:30:3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7S" calcext:value-type="time">
            <text:p>12:30: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39S" calcext:value-type="time">
            <text:p>12:30:3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40S" calcext:value-type="time">
            <text:p>12:30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41S" calcext:value-type="time">
            <text:p>12:30: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45S" calcext:value-type="time">
            <text:p>12:30: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47S" calcext:value-type="time">
            <text:p>12:30:4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51S" calcext:value-type="time">
            <text:p>12:30: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56S" calcext:value-type="time">
            <text:p>12:30:5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04S" calcext:value-type="time">
            <text:p>12:31:0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08S" calcext:value-type="time">
            <text:p>12:31:0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09S" calcext:value-type="time">
            <text:p>12:31:0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10S" calcext:value-type="time">
            <text:p>12:31:1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14S" calcext:value-type="time">
            <text:p>12:31:1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17S" calcext:value-type="time">
            <text:p>12:31:1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17S" calcext:value-type="time">
            <text:p>12:31:1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19S" calcext:value-type="time">
            <text:p>12:31:1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0S" calcext:value-type="time">
            <text:p>12:31:2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2S" calcext:value-type="time">
            <text:p>12:31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2S" calcext:value-type="time">
            <text:p>12:31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2S" calcext:value-type="time">
            <text:p>12:31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4S" calcext:value-type="time">
            <text:p>12:31:2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7S" calcext:value-type="time">
            <text:p>12:31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28S" calcext:value-type="time">
            <text:p>12:31:2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32S" calcext:value-type="time">
            <text:p>12:31:3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1M33S" calcext:value-type="time">
            <text:p>12:31: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13S" calcext:value-type="time">
            <text:p>12:30:1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16S" calcext:value-type="time">
            <text:p>12:30:1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17S" calcext:value-type="time">
            <text:p>12:30:1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19S" calcext:value-type="time">
            <text:p>12:30:1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19S" calcext:value-type="time">
            <text:p>12:30:1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20S" calcext:value-type="time">
            <text:p>12:30:2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22S" calcext:value-type="time">
            <text:p>12:30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26S" calcext:value-type="time">
            <text:p>12:30: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31S" calcext:value-type="time">
            <text:p>12:30:3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31S" calcext:value-type="time">
            <text:p>12:30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38S" calcext:value-type="time">
            <text:p>12:30: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40S" calcext:value-type="time">
            <text:p>12:30: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44S" calcext:value-type="time">
            <text:p>12:30:4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44S" calcext:value-type="time">
            <text:p>12:30:4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50S" calcext:value-type="time">
            <text:p>12:30:5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50S" calcext:value-type="time">
            <text:p>12:30: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54S" calcext:value-type="time">
            <text:p>12:30: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59S" calcext:value-type="time">
            <text:p>12:30:5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12S" calcext:value-type="time">
            <text:p>12:31: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13S" calcext:value-type="time">
            <text:p>12:31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16S" calcext:value-type="time">
            <text:p>12:31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18S" calcext:value-type="time">
            <text:p>12:31:1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22S" calcext:value-type="time">
            <text:p>12:31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24S" calcext:value-type="time">
            <text:p>12:31:2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27S" calcext:value-type="time">
            <text:p>12:31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29S" calcext:value-type="time">
            <text:p>12:31:2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31S" calcext:value-type="time">
            <text:p>12:31: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1M32S" calcext:value-type="time">
            <text:p>12:31:32</text:p>
          </table:table-cell>
          <table:table-cell office:value-type="float" office:value="-77" calcext:value-type="float">
            <text:p>-77</text:p>
          </table:table-cell>
        </table:table-row>
        <table:table-row table:style-name="ro1" table:number-rows-repeated="3">
          <table:table-cell table:style-name="ce5"/>
          <table:table-cell/>
          <table:table-cell table:style-name="Default"/>
        </table:table-row>
        <table:table-row table:style-name="ro1" table:number-rows-repeated="4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C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11:31.230618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9:33:14.660227223</meta:creation-date>
    <dc:date>2019-12-16T18:16:27.920557810</dc:date>
    <meta:editing-duration>PT15M17S</meta:editing-duration>
    <meta:editing-cycles>6</meta:editing-cycles>
    <meta:generator>LibreOffice/6.0.7.3$Linux_X86_64 LibreOffice_project/00m0$Build-3</meta:generator>
    <meta:document-statistic meta:table-count="1" meta:cell-count="219" meta:object-count="0"/>
  </office:meta>
</office:document-meta>
</file>